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ecf3c" officeooo:paragraph-rsid="001ecf3c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ecf3c" officeooo:paragraph-rsid="0022ad52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ecf3c" officeooo:paragraph-rsid="0022ad52"/>
    </style:style>
    <style:style style:name="P4" style:family="paragraph" style:parent-style-name="Standard">
      <style:text-properties style:font-name="Times new Roman" officeooo:rsid="001ecf3c" officeooo:paragraph-rsid="001ecf3c"/>
    </style:style>
    <style:style style:name="P5" style:family="paragraph" style:parent-style-name="Standard">
      <style:text-properties style:font-name="Times new Roman" officeooo:rsid="001ecf3c" officeooo:paragraph-rsid="001f1ca9"/>
    </style:style>
    <style:style style:name="P6" style:family="paragraph" style:parent-style-name="Standard">
      <style:text-properties officeooo:paragraph-rsid="0023e6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ad52"/>
    </style:style>
    <style:style style:name="T3" style:family="text">
      <style:text-properties fo:font-size="15pt" fo:font-weight="bold" officeooo:rsid="0022ad52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22ad52" style:font-size-asian="15pt" style:font-weight-asian="bold" style:font-size-complex="15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3e61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6d57f" style:font-size-asian="12pt" style:font-weight-asian="normal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6d57f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3e61a" style:font-size-asian="12pt" style:font-weight-asian="bold" style:font-size-complex="12pt" style:font-weight-complex="bold"/>
    </style:style>
    <style:style style:name="T11" style:family="text">
      <style:text-properties fo:font-size="12pt" fo:font-style="italic" fo:font-weight="bold" officeooo:rsid="0026d57f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style:text-underline-style="solid" style:text-underline-width="auto" style:text-underline-color="font-color" fo:font-weight="bold" officeooo:rsid="0026d57f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style:text-underline-style="solid" style:text-underline-width="auto" style:text-underline-color="font-color" fo:font-weight="bold" officeooo:rsid="0026d57f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3pt" fo:font-weight="normal" officeooo:rsid="0022ad52" style:font-size-asian="13pt" style:font-weight-asian="normal" style:font-size-complex="13pt" style:font-weight-complex="normal"/>
    </style:style>
    <style:style style:name="T15" style:family="text">
      <style:text-properties fo:font-size="13pt" fo:font-weight="bold" officeooo:rsid="0022ad52" style:font-size-asian="13pt" style:font-weight-asian="bold" style:font-size-complex="13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size="15pt" fo:font-weight="bold" officeooo:rsid="0022ad52" style:font-size-asian="15pt" style:font-weight-asian="bold" style:font-size-complex="15pt" style:font-weight-complex="bold"/>
    </style:style>
    <style:style style:name="T19" style:family="text">
      <style:text-properties style:font-name="Times new Roman" fo:font-size="15pt" fo:font-weight="bold" officeooo:rsid="0023e61a" style:font-size-asian="15pt" style:font-weight-asian="bold" style:font-size-complex="15pt" style:font-weight-complex="bold"/>
    </style:style>
    <style:style style:name="T20" style:family="text">
      <style:text-properties style:font-name="Times new Roman" fo:font-size="12pt" fo:font-weight="normal" officeooo:rsid="0023e61a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EVOPS</text:span></text:p>
      <text:p text:style-name="P2"/>
      <text:p text:style-name="P3"><text:tab/><text:tab/><text:tab/><text:tab/><text:tab/><text:tab/><text:tab/><text:tab/><text:tab/><text:tab/><text:tab/><text:tab/><text:span text:style-name="T2">24/10</text:span></text:p>
      <text:p text:style-name="P3">mcalab1@mcalab1:~/my_first_project$ <text:span text:style-name="T1">git config --global init.defaultBranch main</text:span></text:p>
      <text:p text:style-name="P4"/>
      <text:p text:style-name="P4">mcalab1@mcalab1:~/my_first_project$ <text:span text:style-name="T1">git init </text:span></text:p>
      <text:p text:style-name="P4"/>
      <text:p text:style-name="P4">Initialized empty Git repository in /home/mcalab1/my_first_project/.git/</text:p>
      <text:p text:style-name="P4"/>
      <text:p text:style-name="P1"><text:span text:style-name="T16">mcalab1@mcalab1:~/my_first_project$ </text:span><text:span text:style-name="T17">git remote add origin</text:span><text:span text:style-name="T16"> </text:span><text:a xlink:type="simple" xlink:href="https://github.com/joshua-mnz/Demo_Project.git" text:style-name="Internet_20_link" text:visited-style-name="Visited_20_Internet_20_Link"><text:span text:style-name="T16">https://github.com/joshua-mnz/Demo_Project.git</text:span></text:a></text:p>
      <text:p text:style-name="P4"/>
      <text:p text:style-name="P4">mcalab1@mcalab1:~/my_first_project$ <text:span text:style-name="T1">git remote -v</text:span></text:p>
      <text:p text:style-name="P4"/>
      <text:p text:style-name="P4">origin<text:tab/>https://github.com/joshua-mnz/Demo_Project.git (fetch)</text:p>
      <text:p text:style-name="P4">origin<text:tab/>https://github.com/joshua-mnz/Demo_Project.git (push)</text:p>
      <text:p text:style-name="P4"/>
      <text:p text:style-name="P4">mcalab1@mcalab1:~/my_first_project$ echo "#this is a brief description about the demo project ..." &gt;readme.txt</text:p>
      <text:p text:style-name="P4"/>
      <text:p text:style-name="P4">mcalab1@mcalab1:~/my_first_project$ <text:span text:style-name="T1">git add readme.txt </text:span></text:p>
      <text:p text:style-name="P4"/>
      <text:p text:style-name="P4">mcalab1@mcalab1:~/my_first_project$ git commit -m "Added readme file"</text:p>
      <text:p text:style-name="P4"/>
      <text:p text:style-name="P4">[main (root-commit) 6f997cb] Added readme file</text:p>
      <text:p text:style-name="P4"><text:s/>1 file changed, 1 insertion(+)</text:p>
      <text:p text:style-name="P4"><text:s/>create mode 100644 readme.txt</text:p>
      <text:p text:style-name="P4"/>
      <text:p text:style-name="P4">mcalab1@mcalab1:~/my_first_project$ <text:span text:style-name="T1">git push -u origin main</text:span></text:p>
      <text:p text:style-name="P4">Username for 'https://github.com': joshua-mnz</text:p>
      <text:p text:style-name="P4">Password for 'https://joshua-mnz@github.com': </text:p>
      <text:p text:style-name="P4">Enumerating objects: 3, done.</text:p>
      <text:p text:style-name="P4">Counting objects: 100% (3/3), done.</text:p>
      <text:p text:style-name="P4">Delta compression using up to 8 threads</text:p>
      <text:p text:style-name="P4">Compressing objects: 100% (2/2), done.</text:p>
      <text:p text:style-name="P4">Writing objects: 100% (3/3), 269 bytes | 269.00 KiB/s, done.</text:p>
      <text:p text:style-name="P4">Total 3 (delta 0), reused 0 (delta 0), pack-reused 0</text:p>
      <text:p text:style-name="P4">To https://github.com/joshua-mnz/Demo_Project.git</text:p>
      <text:p text:style-name="P4"><text:s/>* [new branch] <text:s text:c="5"/>main -&gt; main</text:p>
      <text:p text:style-name="P4">branch 'main' set up to track 'origin/main'.</text:p>
      <text:p text:style-name="P4"/>
      <text:p text:style-name="P4">mcalab1@mcalab1:~/my_first_project$ <text:span text:style-name="T1">git log</text:span></text:p>
      <text:p text:style-name="P4"/>
      <text:p text:style-name="P4">commit 6f997cb0771bcb426abb3dcc504a223d462c9426 (HEAD -&gt; main, origin/main)</text:p>
      <text:p text:style-name="P4">Author: joshua &lt;joshuamnz221@gmail.com&gt;</text:p>
      <text:p text:style-name="P4">Date: <text:s text:c="2"/>Fri Oct 24 09:16:04 2025 +0530</text:p>
      <text:p text:style-name="P4"/>
      <text:p text:style-name="P4"><text:s text:c="4"/>Added readme file</text:p>
      <text:p text:style-name="P4"/>
      <text:p text:style-name="P4">mcalab1@mcalab1:~/my_first_project$ git status</text:p>
      <text:p text:style-name="P4"/>
      <text:p text:style-name="P4">On branch main</text:p>
      <text:p text:style-name="P4"><text:soft-page-break/>Your branch is up to date with 'origin/main'.</text:p>
      <text:p text:style-name="P4"/>
      <text:p text:style-name="P4">Untracked files:</text:p>
      <text:p text:style-name="P4"><text:s text:c="2"/>(use "git add &lt;file&gt;..." to include in what will be committed)</text:p>
      <text:p text:style-name="P4"><text:tab/>names.txt</text:p>
      <text:p text:style-name="P4"/>
      <text:p text:style-name="P4">nothing added to commit but untracked files present (use "git add" to track)</text:p>
      <text:p text:style-name="P4"/>
      <text:p text:style-name="P4">mcalab1@mcalab1:~/my_first_project$ <text:span text:style-name="T1">git add names.txt</text:span></text:p>
      <text:p text:style-name="P4"/>
      <text:p text:style-name="P4">mcalab1@mcalab1:~/my_first_project$ <text:span text:style-name="T1">git commit -m "Added Name file"</text:span></text:p>
      <text:p text:style-name="P4"/>
      <text:p text:style-name="P4">[main 1e3b5b8] Added Name file</text:p>
      <text:p text:style-name="P4"><text:s/>1 file changed, 1 insertion(+)</text:p>
      <text:p text:style-name="P4"><text:s/>create mode 100644 names.txt</text:p>
      <text:p text:style-name="P4"/>
      <text:p text:style-name="P4">mcalab1@mcalab1:~/my_first_project$ <text:span text:style-name="T1">git push -u origin main</text:span></text:p>
      <text:p text:style-name="P4"/>
      <text:p text:style-name="P4">Username for 'https://github.com': joshua-mnz</text:p>
      <text:p text:style-name="P4">Password for 'https://joshua-mnz@github.com': </text:p>
      <text:p text:style-name="P4">Enumerating objects: 4, done.</text:p>
      <text:p text:style-name="P4">Counting objects: 100% (4/4), done.</text:p>
      <text:p text:style-name="P4">Delta compression using up to 8 threads</text:p>
      <text:p text:style-name="P4">Compressing objects: 100% (2/2), done.</text:p>
      <text:p text:style-name="P4">Writing objects: 100% (3/3), 303 bytes | 303.00 KiB/s, done.</text:p>
      <text:p text:style-name="P4">Total 3 (delta 0), reused 0 (delta 0), pack-reused 0</text:p>
      <text:p text:style-name="P4">To https://github.com/joshua-mnz/Demo_Project.git</text:p>
      <text:p text:style-name="P4"><text:s text:c="3"/>6f997cb..1e3b5b8 <text:s/>main -&gt; main</text:p>
      <text:p text:style-name="P4">branch 'main' set up to track 'origin/main'.</text:p>
      <text:p text:style-name="P4"/>
      <text:p text:style-name="P4">mcalab1@mcalab1:~/my_first_project$ <text:span text:style-name="T1">git checkout -b feature-login</text:span></text:p>
      <text:p text:style-name="P4"/>
      <text:p text:style-name="P4">Switched to a new branch 'feature-login'</text:p>
      <text:p text:style-name="P4"/>
      <text:p text:style-name="P4">mcalab1@mcalab1:~/my_first_project$ <text:span text:style-name="T1">git add .</text:span></text:p>
      <text:p text:style-name="P4"/>
      <text:p text:style-name="P4">mcalab1@mcalab1:~/my_first_project$ <text:span text:style-name="T1">git commit -m "new frature added"</text:span></text:p>
      <text:p text:style-name="P4">On branch feature-login</text:p>
      <text:p text:style-name="P4">nothing to commit, working tree clean</text:p>
      <text:p text:style-name="P4"/>
      <text:p text:style-name="P4">mcalab1@mcalab1:~/my_first_project$ <text:span text:style-name="T1">git push -u origin feature-login</text:span></text:p>
      <text:p text:style-name="P4">Username for 'https://github.com': joshua-mnz</text:p>
      <text:p text:style-name="P4">Password for 'https://joshua-mnz@github.com': </text:p>
      <text:p text:style-name="P4">Total 0 (delta 0), reused 0 (delta 0), pack-reused 0</text:p>
      <text:p text:style-name="P4">remote: </text:p>
      <text:p text:style-name="P4">remote: Create a pull request for 'feature-login' on GitHub by visiting:</text:p>
      <text:p text:style-name="P4">remote: <text:s text:c="5"/>https://github.com/joshua-mnz/Demo_Project/pull/new/feature-login</text:p>
      <text:p text:style-name="P4">remote: </text:p>
      <text:p text:style-name="P4">To https://github.com/joshua-mnz/Demo_Project.git</text:p>
      <text:p text:style-name="P4"><text:s/>* [new branch] <text:s text:c="5"/>feature-login -&gt; feature-login</text:p>
      <text:p text:style-name="P4">branch 'feature-login' set up to track 'origin/feature-login'.</text:p>
      <text:p text:style-name="P4">mcalab1@mcalab1:~/my_first_project$ </text:p>
      <text:p text:style-name="P4"><text:soft-page-break/></text:p>
      <text:p text:style-name="P4"/>
      <text:p text:style-name="P4"/>
      <text:p text:style-name="P4">mcalab1@mcalab1:~/my_first_project$ <text:span text:style-name="T1">git checkout main</text:span></text:p>
      <text:p text:style-name="P4">Switched to branch 'main'</text:p>
      <text:p text:style-name="P4">Your branch is up to date with 'origin/main'.</text:p>
      <text:p text:style-name="P4"/>
      <text:p text:style-name="P4">mcalab1@mcalab1:~/my_first_project$ <text:span text:style-name="T1">git pull origin main</text:span></text:p>
      <text:p text:style-name="P4"/>
      <text:p text:style-name="P4">From https://github.com/joshua-mnz/Demo_Project</text:p>
      <text:p text:style-name="P4"><text:s/>* branch <text:s text:c="11"/>main <text:s text:c="6"/>-&gt; FETCH_HEAD</text:p>
      <text:p text:style-name="P4">Already up to date.</text:p>
      <text:p text:style-name="P4">mcalab1@mcalab1:~/my_first_project$ <text:span text:style-name="T1">git branch -d feature-search</text:span></text:p>
      <text:p text:style-name="P4"/>
      <text:p text:style-name="P4">warning: deleting branch 'feature-search' that has been merged to</text:p>
      <text:p text:style-name="P4"><text:s text:c="9"/>'refs/remotes/origin/feature-search', but not yet merged to HEAD</text:p>
      <text:p text:style-name="P5">Deleted branch feature-search (was 05c1b53).</text:p>
      <text:p text:style-name="P5"/>
      <text:p text:style-name="P4">mcalab1@mcalab1:~/my_first_project$ <text:span text:style-name="T1">git push origin --delete feature-search</text:span></text:p>
      <text:p text:style-name="P4">Username for 'https://github.com': joshua-mnz</text:p>
      <text:p text:style-name="P4">Password for 'https://joshua-mnz@github.com': </text:p>
      <text:p text:style-name="P4">To https://github.com/joshua-mnz/Demo_Project.git</text:p>
      <text:p text:style-name="P4">- [deleted] <text:s text:c="8"/>feature-search</text:p>
      <text:p text:style-name="P4"><text:line-break/><text:line-break/><text:tab/><text:tab/><text:tab/><text:tab/><text:tab/><text:tab/><text:tab/><text:tab/><text:tab/><text:tab/><text:tab/><text:tab/><text:span text:style-name="T2">25/10<text:line-break/></text:span><text:span text:style-name="T3">How to merge the files:<text:line-break/>(currently I’m in main branch)<text:line-break/></text:span><text:span text:style-name="T14">git merge feature-search<text:line-break/><text:line-break/>Scenario:<text:line-break/>When you have the same file name at both the main and the other branch,but different content.<text:line-break/><text:line-break/>To Resolve:<text:line-break/>1.Either Change the file name<text:line-break/>2.Keep the content same.<text:line-break/><text:line-break/>On successful merge:<text:line-break/>mcalab1@mcalab1:~/my_first_project$ </text:span><text:span text:style-name="T15">git merge feature-search</text:span></text:p>
      <text:p text:style-name="P4"><text:span text:style-name="T14">Already up to date.<text:line-break/><text:line-break/></text:span><text:span text:style-name="T4">TAGS:</text:span></text:p>
      <text:p text:style-name="P6"><text:span text:style-name="T18">You can create light weight tags as well as annotated tags.<text:line-break/></text:span><text:span text:style-name="T19">Light Weight Tags:<text:line-break/></text:span><text:span text:style-name="T20">Lightweight tags are essentially pointers to specific commits, similar to a static branch name.</text:span><text:span text:style-name="T19"><text:line-break/>Syntax:<text:line-break/><text:tab/><text:tab/></text:span><text:span text:style-name="T20"> <text:s/>git tag &lt;tagname&gt;</text:span><text:span text:style-name="T18"><text:line-break/></text:span></text:p>
      <text:p text:style-name="P6"><text:soft-page-break/><text:span text:style-name="T19">Annotated Tags:<text:line-break/></text:span><text:span text:style-name="T6">Annotated tags are stored as full objects in the Git database, including metadata like the tagger's name, email, and date, as well as a tag message.<text:line-break/>Syntax:<text:line-break/><text:tab/> <text:s/>git tag -a &lt;tagname&gt; -m "Tag message"<text:line-break/></text:span></text:p>
      <text:p text:style-name="P6"><text:span text:style-name="T10">To push tags on remote repo:</text:span><text:span text:style-name="T6"><text:line-break/>To push it individually git push origin :<text:line-break/></text:span><text:span text:style-name="T10">Syntax:</text:span><text:span text:style-name="T6"><text:line-break/><text:tab/>git push origin v1.0<text:line-break/>To push all at once:<text:line-break/> </text:span><text:span text:style-name="T10">Syntax:</text:span><text:span text:style-name="T6"><text:line-break/><text:tab/>git push origin –tags<text:line-break/><text:line-break/></text:span><text:span text:style-name="T13">To delete</text:span><text:span text:style-name="T7"> it from the local repo:<text:line-break/></text:span><text:span text:style-name="T9">Syntax :</text:span><text:span text:style-name="T7"><text:line-break/><text:tab/>git tag -d v1.0<text:line-break/><text:line-break/>To delete from the remote repo:<text:line-break/></text:span><text:span text:style-name="T9">Syntax:</text:span><text:span text:style-name="T7"><text:line-break/>git push origin –delete v1.1<text:line-break/><text:line-break/></text:span><text:span text:style-name="T11">Some important features of Tags:</text:span><text:span text:style-name="T7"><text:line-break/>Marking the releases<text:line-break/>Create Restore points<text:line-break/>Reference some important events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9:48:11.544145511</meta:creation-date>
    <dc:date>2025-10-25T11:01:48.207049789</dc:date>
    <meta:editing-duration>PT1H35M1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4" meta:paragraph-count="95" meta:word-count="651" meta:character-count="5422" meta:non-whitespace-character-count="4743"/>
  </office:meta>
</office:document-meta>
</file>